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666666" draw:marker-start-width="0.355cm" draw:marker-end-width="0.355cm" draw:fill-color="#ffffff" draw:opacity="0%" draw:textarea-horizontal-align="justify" draw:textarea-vertical-align="middle" draw:auto-grow-height="false" fo:min-height="8.01cm" fo:min-width="3.593cm" fo:padding-top="0.15cm" fo:padding-bottom="0.15cm" fo:padding-left="0.275cm" fo:padding-right="0.275cm" draw:shadow-opacity="0%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905cm" fo:min-width="1.911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972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objectwithoutfill">
      <style:graphic-properties draw:marker-start="Arrow_20_concave" draw:marker-start-width="0.3cm" draw:marker-end="Arrow_20_concave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 style:list-style-name="L1">
      <style:graphic-properties svg:stroke-width="0.051cm" draw:marker-start-width="0.355cm" draw:marker-end-width="0.355cm" draw:fill-color="#cfe7f5" draw:textarea-horizontal-align="justify" draw:textarea-vertical-align="top" draw:auto-grow-height="false" fo:min-height="0.961cm" fo:min-width="1.092cm" fo:padding-top="0.15cm" fo:padding-bottom="0.15cm" fo:padding-left="0.275cm" fo:padding-right="0.275cm" fo:wrap-option="wrap"/>
    </style:style>
    <style:style style:name="gr9" style:family="graphic" style:parent-style-name="objectwithoutfill">
      <style:graphic-properties draw:marker-end="Half_20_Arrow_20_Left" draw:marker-end-width="0.3cm" draw:fill="none" draw:textarea-vertical-align="middle"/>
    </style:style>
    <style:style style:name="gr10" style:family="graphic" style:parent-style-name="standard" style:list-style-name="L1">
      <style:graphic-properties svg:stroke-width="0.051cm" draw:marker-start-width="0.355cm" draw:marker-end-width="0.355cm" draw:fill-color="#cfe7f5" draw:textarea-horizontal-align="justify" draw:textarea-vertical-align="top" draw:auto-grow-height="false" fo:min-height="0.961cm" fo:min-width="1.092cm" fo:padding-top="0.15cm" fo:padding-bottom="0.15cm" fo:padding-left="0.275cm" fo:padding-right="0.275cm" fo:wrap-option="wrap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955cm"/>
    </style:style>
    <style:style style:name="gr13" style:family="graphic" style:parent-style-name="standard">
      <style:graphic-properties draw:stroke="none" svg:stroke-color="#000000" draw:fill="solid" draw:fill-color="#ffffff" draw:opacity="85%" fo:min-height="1.273cm"/>
    </style:style>
    <style:style style:name="gr14" style:family="graphic" style:parent-style-name="standard" style:list-style-name="L1">
      <style:graphic-properties svg:stroke-width="0.051cm" draw:marker-start-width="0.355cm" draw:marker-end-width="0.355cm" draw:fill-color="#cfe7f5" draw:textarea-horizontal-align="justify" draw:textarea-vertical-align="top" draw:auto-grow-height="false" fo:min-height="0.961cm" fo:min-width="1.854cm" fo:padding-top="0.15cm" fo:padding-bottom="0.15cm" fo:padding-left="0.275cm" fo:padding-right="0.275cm" fo:wrap-option="wrap"/>
    </style:style>
    <style:style style:name="gr15" style:family="graphic" style:parent-style-name="standard" style:list-style-name="L1">
      <style:graphic-properties svg:stroke-width="0.051cm" draw:marker-start-width="0.355cm" draw:marker-end-width="0.355cm" draw:fill-color="#cfe7f5" draw:textarea-horizontal-align="justify" draw:textarea-vertical-align="middle" draw:auto-grow-height="false" fo:min-height="1.076cm" fo:min-width="1.842cm" fo:padding-top="0.15cm" fo:padding-bottom="0.15cm" fo:padding-left="0.275cm" fo:padding-right="0.275cm" fo:wrap-option="wrap"/>
    </style:style>
    <style:style style:name="gr16" style:family="graphic" style:parent-style-name="standard" style:list-style-name="L1">
      <style:graphic-properties svg:stroke-width="0.051cm" svg:stroke-color="#00b274" draw:marker-start-width="0.355cm" draw:marker-end-width="0.355cm" draw:fill-color="#c2e0ae" draw:textarea-horizontal-align="justify" draw:textarea-vertical-align="middle" draw:auto-grow-height="false" fo:min-height="0.846cm" fo:min-width="1.866cm" fo:padding-top="0.15cm" fo:padding-bottom="0.15cm" fo:padding-left="0.275cm" fo:padding-right="0.275cm" fo:wrap-option="wrap"/>
    </style:style>
    <style:style style:name="gr17" style:family="graphic" style:parent-style-name="standard" style:list-style-name="L1">
      <style:graphic-properties svg:stroke-width="0.051cm" svg:stroke-color="#00b274" draw:marker-start-width="0.355cm" draw:marker-end-width="0.355cm" draw:fill-color="#c2e0ae" draw:textarea-horizontal-align="justify" draw:textarea-vertical-align="top" draw:auto-grow-height="false" fo:min-height="1.076cm" fo:min-width="1.842cm" fo:padding-top="0.15cm" fo:padding-bottom="0.15cm" fo:padding-left="0.275cm" fo:padding-right="0.275cm" fo:wrap-option="wrap"/>
    </style:style>
    <style:style style:name="gr18" style:family="graphic" style:parent-style-name="standard" style:list-style-name="L1">
      <style:graphic-properties draw:stroke="dash" draw:stroke-dash="Fine_20_Dashed" svg:stroke-width="0.051cm" svg:stroke-color="#00b274" draw:marker-start-width="0.355cm" draw:marker-end-width="0.355cm" draw:fill-color="#c2e0ae" draw:textarea-horizontal-align="justify" draw:textarea-vertical-align="middle" draw:auto-grow-height="false" fo:min-height="0.846cm" fo:min-width="2.247cm" fo:padding-top="0.15cm" fo:padding-bottom="0.15cm" fo:padding-left="0.275cm" fo:padding-right="0.275cm" fo:wrap-option="wrap"/>
    </style:style>
    <style:style style:name="gr19" style:family="graphic" style:parent-style-name="standard">
      <style:graphic-properties draw:textarea-vertical-align="middle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6666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13" style:family="paragraph">
      <loext:graphic-properties draw:fill="solid" draw:fill-color="#ffffff" draw:opacity="85%"/>
      <style:text-properties fo:font-size="8pt" style:font-size-asian="8pt" style:font-size-complex="8pt"/>
    </style:style>
    <style:style style:name="P14" style:family="paragraph">
      <loext:graphic-properties draw:fill-color="#c2e0a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666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69cm" svg:height="8.636cm" svg:x="1.254cm" svg:y="1.635cm">
          <draw:glue-point draw:id="4" svg:x="-2.464cm" svg:y="4.918cm"/>
          <draw:glue-point draw:id="5" svg:x="4.284cm" svg:y="-5.034cm"/>
          <draw:glue-point draw:id="6" svg:x="-4.96cm" svg:y="-3.633cm"/>
          <draw:glue-point draw:id="7" svg:x="-4.96cm" svg:y="3.523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702.010424422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969cm" svg:height="0.725cm" svg:x="9.128cm" svg:y="4.466cm">
          <draw:text-box>
            <text:p text:style-name="P2"><text:span text:style-name="T1">Remote Execution service</text:span></text:p>
          </draw:text-box>
        </draw:frame>
        <draw:custom-shape draw:style-name="gr3" draw:text-style-name="P4" draw:layer="layout" svg:width="2.591cm" svg:height="1.335cm" svg:x="1.608cm" svg:y="5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3" draw:id="id3" draw:layer="layout" svg:width="2.591cm" svg:height="1.222cm" svg:x="1.608cm" svg:y="5.493cm">
          <draw:text-box>
            <text:p text:style-name="P2"><text:span text:style-name="T2">Local artifact cache</text:span></text:p>
          </draw:text-box>
        </draw:frame>
        <draw:frame draw:style-name="gr5" draw:text-style-name="P6" draw:layer="layout" svg:width="1.27cm" svg:height="0.635cm" draw:transform="rotate (1.5707963267949) translate (1.405cm 4.937cm)">
          <draw:text-box>
            <text:p><text:span text:style-name="T3">push</text:span></text:p>
          </draw:text-box>
        </draw:frame>
        <draw:connector draw:style-name="gr6" draw:text-style-name="P7" draw:layer="layout" draw:type="curve" svg:x1="4.199cm" svg:y1="9.255cm" svg:x2="10.398cm" svg:y2="9.255cm" draw:start-shape="id1" draw:start-glue-point="1" draw:end-shape="id2" draw:end-glue-point="3" svg:d="M4199 9255h6199" svg:viewBox="0 0 6200 1">
          <text:p/>
        </draw:connector>
        <draw:frame draw:style-name="gr7" draw:text-style-name="P8" draw:layer="layout" svg:width="3.556cm" svg:height="1.016cm" svg:x="5.318cm" svg:y="9.128cm">
          <draw:text-box>
            <text:p text:style-name="P2"><text:span text:style-name="T4">REAPI</text:span></text:p>
          </draw:text-box>
        </draw:frame>
        <draw:custom-shape draw:style-name="gr8" draw:text-style-name="P10" draw:layer="layout" svg:width="1.778cm" svg:height="1.397cm" svg:x="1.532cm" svg:y="1.889cm">
          <text:p text:style-name="P9"><text:span text:style-name="T5">Remote artifact cache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7" draw:layer="layout" svg:x1="2.04cm" svg:y1="3.286cm" svg:x2="2.04cm" svg:y2="5.445cm">
          <text:p/>
        </draw:line>
        <draw:line draw:style-name="gr9" draw:text-style-name="P7" draw:layer="layout" svg:x1="1.913cm" svg:y1="5.445cm" svg:x2="1.913cm" svg:y2="3.286cm">
          <text:p/>
        </draw:line>
        <draw:frame draw:style-name="gr5" draw:text-style-name="P6" draw:layer="layout" svg:width="1.27cm" svg:height="0.635cm" draw:transform="rotate (1.5707963267949) translate (1.913cm 4.937cm)">
          <draw:text-box>
            <text:p><text:span text:style-name="T3">pull</text:span></text:p>
          </draw:text-box>
        </draw:frame>
        <draw:custom-shape draw:style-name="gr10" draw:text-style-name="P10" draw:layer="layout" svg:width="1.778cm" svg:height="1.397cm" svg:x="3.564cm" svg:y="1.889cm">
          <text:p text:style-name="P9"><text:span text:style-name="T5">Remote artifact cache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27cm" svg:height="0.635cm" draw:transform="rotate (1.5707963267949) translate (3.31cm 4.937cm)">
          <draw:text-box>
            <text:p><text:span text:style-name="T3">push</text:span></text:p>
          </draw:text-box>
        </draw:frame>
        <draw:line draw:style-name="gr9" draw:text-style-name="P7" draw:layer="layout" svg:x1="3.945cm" svg:y1="3.286cm" svg:x2="3.945cm" svg:y2="5.445cm">
          <text:p/>
        </draw:line>
        <draw:line draw:style-name="gr9" draw:text-style-name="P7" draw:layer="layout" svg:x1="3.818cm" svg:y1="5.445cm" svg:x2="3.818cm" svg:y2="3.286cm">
          <text:p/>
        </draw:line>
        <draw:frame draw:style-name="gr5" draw:text-style-name="P6" draw:layer="layout" svg:width="1.27cm" svg:height="0.635cm" draw:transform="rotate (1.5707963267949) translate (3.818cm 4.937cm)">
          <draw:text-box>
            <text:p><text:span text:style-name="T3">pull</text:span></text:p>
          </draw:text-box>
        </draw:frame>
        <draw:connector draw:style-name="gr11" draw:text-style-name="P7" draw:layer="layout" draw:type="curve" svg:x1="4.199cm" svg:y1="6.104cm" svg:x2="10.398cm" svg:y2="6.08cm" draw:start-shape="id3" draw:start-glue-point="1" draw:end-shape="id4" draw:end-glue-point="3" svg:d="M4199 6104c4630 0 1531-24 6199-24" svg:viewBox="0 0 6200 25">
          <text:p/>
        </draw:connector>
        <draw:frame draw:style-name="gr12" draw:text-style-name="P12" draw:layer="layout" svg:width="3.048cm" svg:height="1.205cm" svg:x="7.096cm" svg:y="6.207cm">
          <draw:text-box>
            <text:p text:style-name="P11"><text:span text:style-name="T3">Send (initial environments, commands)</text:span></text:p>
          </draw:text-box>
        </draw:frame>
        <draw:frame draw:style-name="gr13" draw:text-style-name="P13" draw:layer="layout" svg:width="3.048cm" svg:height="1.523cm" svg:x="4.429cm" svg:y="6.207cm">
          <draw:text-box>
            <text:p><text:span text:style-name="T3">Retrieve (finished environments, logs)</text:span></text:p>
          </draw:text-box>
        </draw:frame>
        <draw:custom-shape draw:style-name="gr14" draw:text-style-name="P10" draw:layer="layout" svg:width="2.54cm" svg:height="1.397cm" svg:x="1.659cm" svg:y="6.969cm">
          <text:p text:style-name="P9"><text:span text:style-name="T5">Cache manager</text:span></text:p>
          <text:p text:style-name="P9"><text:span text:style-name="T5">(cascache.py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1" draw:id="id1" draw:layer="layout" svg:width="2.54cm" svg:height="1.524cm" svg:x="1.659cm" svg:y="8.493cm">
          <text:p text:style-name="P9"><text:span text:style-name="T5">Sandbox.run</text:span></text:p>
          <text:p text:style-name="P9"><text:span text:style-name="T5">(commands, flags, environmen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4" draw:id="id4" draw:layer="layout" svg:width="2.54cm" svg:height="1.27cm" svg:x="10.398cm" svg:y="5.445cm">
          <text:p text:style-name="P9"><text:span text:style-name="T5">Remote execution 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xml:id="id2" draw:id="id2" draw:layer="layout" svg:width="2.54cm" svg:height="1.524cm" svg:x="10.398cm" svg:y="8.493cm">
          <text:p text:style-name="P9"><text:span text:style-name="T5">REAPI-compatible build 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56cm" svg:height="0.725cm" svg:x="1.635cm" svg:y="1cm">
          <draw:text-box>
            <text:p text:style-name="P2"><text:span text:style-name="T1">BuildStream</text:span></text:p>
          </draw:text-box>
        </draw:frame>
        <draw:custom-shape draw:style-name="gr18" draw:text-style-name="P14" xml:id="id5" draw:id="id5" draw:layer="layout" svg:width="2.921cm" svg:height="1.27cm" svg:x="12.43cm" svg:y="6.969cm">
          <text:p text:style-name="P9"><text:span text:style-name="T5">Remote execution service imple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2" draw:layer="layout" svg:x1="11.668cm" svg:y1="6.715cm" svg:x2="12.43cm" svg:y2="7.604cm" draw:start-shape="id4" draw:start-glue-point="2" draw:end-shape="id5" draw:end-glue-point="3" svg:d="M11668 6715v889h762" svg:viewBox="0 0 763 890">
          <text:p/>
        </draw:connector>
        <draw:connector draw:style-name="gr19" draw:text-style-name="P2" draw:layer="layout" svg:x1="11.668cm" svg:y1="8.493cm" svg:x2="12.43cm" svg:y2="7.604cm" draw:start-shape="id2" draw:end-shape="id5" draw:end-glue-point="3" svg:d="M11668 8493v-889h762" svg:viewBox="0 0 763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Half_20_Arrow_20_Left" draw:display-name="Half Arrow Left" svg:viewBox="0 0 10 15" svg:d="M10 0zM5 0l-5 15h5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9:27:57.096603748</meta:creation-date>
    <dc:date>2018-11-20T11:34:09.696412107</dc:date>
    <meta:editing-duration>PT17H52M3S</meta:editing-duration>
    <meta:editing-cycles>14</meta:editing-cycles>
    <meta:generator>LibreOffice/6.0.6.2$Linux_X86_64 LibreOffice_project/00m0$Build-2</meta:generator>
    <meta:document-statistic meta:object-count="27"/>
  </office:meta>
</office:document-meta>
</file>